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00%"/>
      <style:text-properties fo:color="#000000" style:font-name="Calibri" style:font-name-asian="Times New Roman1" style:language-asian="nb" style:country-asian="NO" style:font-name-complex="Calibri1"/>
    </style:style>
    <style:style style:name="P2" style:family="paragraph" style:parent-style-name="Standard">
      <style:text-properties style:font-name="Calibri" style:font-name-complex="Calibri1"/>
    </style:style>
    <style:style style:name="P3" style:family="paragraph" style:parent-style-name="Standard">
      <style:text-properties style:font-name="Calibri" fo:language="fi" fo:country="FI" style:font-name-complex="Calibri1"/>
    </style:style>
    <style:style style:name="P4" style:family="paragraph" style:parent-style-name="Standard">
      <style:paragraph-properties fo:line-height="100%"/>
      <style:text-properties style:font-name="Calibri" fo:language="nn" fo:country="NO" style:font-name-asian="Times New Roman1" style:language-asian="nb" style:country-asian="NO" style:font-name-complex="Calibri1"/>
    </style:style>
    <style:style style:name="P5" style:family="paragraph" style:parent-style-name="Standard">
      <style:paragraph-properties fo:line-height="100%"/>
    </style:style>
    <style:style style:name="P6" style:family="paragraph" style:parent-style-name="Standard">
      <style:paragraph-properties fo:line-height="100%"/>
      <style:text-properties fo:color="#000000" style:font-name="Calibri" fo:language="fi" fo:country="FI" style:font-name-asian="Times New Roman1" style:language-asian="nb" style:country-asian="NO" style:font-name-complex="Calibri1"/>
    </style:style>
    <style:style style:name="P7" style:family="paragraph" style:parent-style-name="Standard">
      <style:paragraph-properties fo:line-height="100%"/>
      <style:text-properties fo:color="#000000" style:font-name="Calibri" fo:language="fi" fo:country="FI" fo:font-weight="bold" style:font-name-asian="Times New Roman1" style:language-asian="nb" style:country-asian="NO" style:font-weight-asian="bold" style:font-name-complex="Calibri1"/>
    </style:style>
    <style:style style:name="P8" style:family="paragraph" style:parent-style-name="Standard">
      <style:text-properties fo:color="#000000" style:font-name="Calibri" style:font-name-asian="Times New Roman1" style:language-asian="nb" style:country-asian="NO" style:font-name-complex="Calibri1"/>
    </style:style>
    <style:style style:name="P9" style:family="paragraph" style:parent-style-name="Standard">
      <style:paragraph-properties fo:line-height="100%"/>
      <style:text-properties fo:color="#000000" style:font-name="Calibri" style:font-name-asian="Times New Roman1" style:language-asian="nb" style:country-asian="NO" style:font-name-complex="Calibri1"/>
    </style:style>
    <style:style style:name="P10" style:family="paragraph" style:parent-style-name="Standard">
      <style:paragraph-properties fo:line-height="100%"/>
      <style:text-properties fo:color="#000000" style:font-name="Calibri" fo:font-weight="bold" style:font-name-asian="Times New Roman1" style:language-asian="nb" style:country-asian="NO" style:font-weight-asian="bold" style:font-name-complex="Calibri1"/>
    </style:style>
    <style:style style:name="P11" style:family="paragraph" style:parent-style-name="Standard" style:master-page-name="Standard">
      <style:paragraph-properties style:page-number="auto"/>
    </style:style>
    <style:style style:name="T1" style:family="text">
      <style:text-properties style:font-name="Calibri" style:font-name-complex="Calibri1"/>
    </style:style>
    <style:style style:name="T2" style:family="text">
      <style:text-properties style:font-name="Calibri" fo:font-size="14pt" fo:language="fi" fo:country="FI" style:font-size-asian="14pt" style:font-name-complex="Calibri1" style:font-size-complex="14pt"/>
    </style:style>
    <style:style style:name="T3" style:family="text">
      <style:text-properties style:font-name="Calibri" fo:font-size="14pt" style:font-size-asian="14pt" style:font-name-complex="Calibri1" style:font-size-complex="14pt"/>
    </style:style>
    <style:style style:name="T4" style:family="text">
      <style:text-properties style:font-name="Calibri" fo:language="fi" fo:country="FI" style:font-name-complex="Calibri1"/>
    </style:style>
    <style:style style:name="T5" style:family="text">
      <style:text-properties style:font-name="Calibri" fo:language="fi" fo:country="FI" fo:font-weight="bold" style:font-weight-asian="bold" style:font-name-complex="Calibri1"/>
    </style:style>
    <style:style style:name="T6" style:family="text">
      <style:text-properties style:font-name="Calibri" fo:language="fi" fo:country="FI" style:font-name-asian="Times New Roman1" style:language-asian="nb" style:country-asian="NO" style:font-name-complex="Calibri1"/>
    </style:style>
    <style:style style:name="T7" style:family="text">
      <style:text-properties style:font-name="Calibri" fo:font-size="16pt" fo:language="fi" fo:country="FI" style:font-size-asian="16pt" style:font-name-complex="Calibri1" style:font-size-complex="16pt"/>
    </style:style>
    <style:style style:name="T8" style:family="text">
      <style:text-properties style:font-name="Calibri" fo:font-size="16pt" fo:font-weight="normal" style:font-size-asian="16pt" style:font-weight-asian="normal" style:font-name-complex="Calibri1" style:font-size-complex="16pt"/>
    </style:style>
    <style:style style:name="T9" style:family="text">
      <style:text-properties style:font-name="Calibri" style:font-name-asian="Times New Roman1" style:language-asian="nb" style:country-asian="NO" style:font-name-complex="Calibri1"/>
    </style:style>
    <style:style style:name="T10" style:family="text">
      <style:text-properties style:font-name="Calibri" fo:language="nn" fo:country="NO" style:font-name-asian="Times New Roman1" style:language-asian="nb" style:country-asian="NO" style:font-name-complex="Calibri1"/>
    </style:style>
    <style:style style:name="T11" style:family="text">
      <style:text-properties style:font-name="Calibri" fo:language="nn" fo:country="NO" style:font-name-complex="Calibri1"/>
    </style:style>
    <style:style style:name="T12" style:family="text">
      <style:text-properties style:font-name="Calibri" fo:letter-spacing="0.011cm" fo:language="nn" fo:country="NO" fo:font-weight="normal" style:font-weight-asian="normal" style:font-name-complex="Calibri1"/>
    </style:style>
    <style:style style:name="T13" style:family="text">
      <style:text-properties style:font-name="Calibri" fo:letter-spacing="0.011cm" fo:language="nn" fo:country="NO" style:font-name-complex="Calibri1"/>
    </style:style>
    <style:style style:name="T14" style:family="text">
      <style:text-properties fo:color="#000000" style:font-name="Calibri" fo:language="fi" fo:country="FI" fo:font-weight="bold" style:font-name-asian="Times New Roman1" style:language-asian="nb" style:country-asian="NO" style:font-weight-asian="bold" style:font-name-complex="Calibri1"/>
    </style:style>
    <style:style style:name="T15" style:family="text">
      <style:text-properties fo:color="#000000" style:font-name="Calibri" fo:language="fi" fo:country="FI" style:font-name-asian="Times New Roman1" style:language-asian="nb" style:country-asian="NO" style:font-name-complex="Calibri1"/>
    </style:style>
    <style:style style:name="T16" style:family="text">
      <style:text-properties fo:color="#000000" style:font-name="Calibri" fo:font-weight="bold" style:font-name-asian="Times New Roman1" style:language-asian="nb" style:country-asian="NO" style:font-weight-asian="bold" style:font-name-complex="Calibri1"/>
    </style:style>
    <style:style style:name="T17" style:family="text">
      <style:text-properties fo:color="#000000" style:font-name="Calibri" style:font-name-asian="Times New Roman1" style:language-asian="nb" style:country-asian="NO"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KMD</text:span></text:p>
      <text:p text:style-name="Standard"><text:span text:style-name="T1">Pressemelding</text:span></text:p>
      <text:p text:style-name="Standard"><text:span text:style-name="T1">Oversatt til kvensk av Kainun institutti – Kvensk institutt 11.04.2018</text:span></text:p>
      <text:p text:style-name="P2"/>
      <text:p text:style-name="P2"/>
      <text:p text:style-name="P2"/>
      <text:p text:style-name="Standard"><text:span text:style-name="T2">Pressemellinki</text:span></text:p>
      <text:p text:style-name="Standard"><text:span text:style-name="T4">Nr.:</text:span></text:p>
      <text:p text:style-name="Standard"><text:span text:style-name="T4">Daattumi: 12. aprillikuuta 2018</text:span></text:p>
      <text:p text:style-name="Standard"><text:span text:style-name="T4">Kontakti:</text:span></text:p>
      <text:p text:style-name="Standard"><text:span text:style-name="T4">Spärräysfristi:</text:span></text:p>
      <text:p text:style-name="P3"/>
      <text:p text:style-name="P3"/>
      <text:p text:style-name="Standard"><text:span text:style-name="T7">Rejeerinki anttaa kuurttoo kolmele uuele kväänin kielisentterille</text:span></text:p>
      <text:p text:style-name="P3"/>
      <text:p text:style-name="Standard"><text:span text:style-name="T5">– Kielisentterillä oon rohki tärkkee tehtäävä ko vahvistethaan uhattuu kieltä paikalisessa samfynnissa. Sen tähen iloittemma ette rejeerinki nyt anttaa kuurttoo siihen ette perustethaan kaksi uutta kväänin kielisentterii Finmarkussa, missä aijemin ei ole ollu tämmöissii sentteriitä, sannoo komunaali- ja uuistusministeri </text:span><text:span text:style-name="T14">Monica Mæland.</text:span></text:p>
      <text:p text:style-name="P3"/>
      <text:p text:style-name="P5"><text:span text:style-name="T15">– Lisäksi vahvistamma työtelyy kväänin kielen kans Tromssassa sillä tavala</text:span><text:bookmark text:name="_GoBack"/><text:span text:style-name="T15"> ette kuuroma kielisentterin perustamista Naavuonossa, sannoo Mæland. </text:span></text:p>
      <text:p text:style-name="P6"/>
      <text:p text:style-name="P5"><text:span text:style-name="T14">2,56 miljuunaa kruunuu</text:span></text:p>
      <text:p text:style-name="P5"><text:span text:style-name="T15">Kväänin kielen ja kulttuurin kuurtopostista annethaan yhtheensä 2,56 miljuunaa kruunuu kolmele kväänin kielisentterille mikkä perustethaan Vesisaarheen ja Porsankhiin Finmarkussa ja Naavuonhoon Tromssassa. </text:span></text:p>
      <text:p text:style-name="P7"/>
      <text:p text:style-name="P5"><text:span text:style-name="T14">Moolisuuntainen plaana kväänin kieltä varten (2017-2021)</text:span></text:p>
      <text:p text:style-name="P5"><text:span text:style-name="T15">Kväänimiljöössä oon jo monen vuoen aijan työtelty ahkerasti ette säilytethään ja vahvistethaan kväänin kielen. Rejeerinki oon kuoranu tätä työtä ja tehny Moolisuuntaisen plaanan kväänin kieltä varten </text:span><text:a xlink:type="simple" xlink:href="https://www.regjeringen.no/no/dokumenter/videre-innsa/id2587416/" text:style-name="Internet_20_link" text:visited-style-name="Visited_20_Internet_20_Link"><text:span text:style-name="T6">Målrettet plan for kvensk språk (2017-2021)</text:span></text:a><text:span text:style-name="T15">.</text:span></text:p>
      <text:p text:style-name="P6"/>
      <text:p text:style-name="P5"><text:soft-page-break/><text:span text:style-name="T15">Näitten kolmen kielisentterin – <text:s/>Naavuonossa, Porsangissa ja Vesisaaressa ­– lisäksi oon jo olemassa kväänin kielisentterit Omasvuonossa (</text:span><text:a xlink:type="simple" xlink:href="http://www.spraaksenter.no" text:style-name="Internet_20_link" text:visited-style-name="Visited_20_Internet_20_Link"><text:span text:style-name="T6">Storfjord</text:span></text:a><text:span text:style-name="Internet_20_link"><text:span text:style-name="T6">)</text:span></text:span><text:span text:style-name="T15"> ja Raisissa (</text:span><text:a xlink:type="simple" xlink:href="http://www.kvenkultursenter.no/" text:style-name="Internet_20_link" text:visited-style-name="Visited_20_Internet_20_Link"><text:span text:style-name="T6">Nordreisa</text:span></text:a><text:span text:style-name="Internet_20_link"><text:span text:style-name="T6">)</text:span></text:span><text:span text:style-name="T15">. </text:span></text:p>
      <text:p text:style-name="P3"/>
      <text:p text:style-name="P5"><text:span text:style-name="T16">Aktiviteettii raavhaile ja lapsile</text:span></text:p>
      <text:p text:style-name="P5"><text:span text:style-name="T15">Se oon pitkäaikhainen prosessi ko työtelhään kväänin kielen vahvistamisen etheen. Tromssan ja Finmarkun kväänin kielisentteriilä oon tärkkee rooli tässä työssä. </text:span></text:p>
      <text:p text:style-name="P9"/>
      <text:p text:style-name="P5"><text:span text:style-name="T15">Kielisentterit saatethaan monela tavala auttaat vahvistamhaan kieltä, se riippuu siitä kummoiset olot ja tarpheet oon. Sentteriissä freistathaan laittaat aktiviteettii monile ikäjoukoile. Usseesti sentteriissä työtelhään raavhaittenopetuksen kans, tehhään oppineuvoi, laitethaan monenlaissii kieli- ja kulttuuritapattummii ja kursii. Sentteriissä oon kans kieli- ja kulttuuriaktiviteettiita lapsile ja nuorile. </text:span></text:p>
      <text:p text:style-name="P4"/>
      <text:p text:style-name="P6"/>
      <text:p text:style-name="P5"><text:span text:style-name="T15">– Mie toivon ette nämät kolme uutta kielisentterii inspireerathaan usseemppii oppimhaan kielen ja innostethaan niitä kukka jo saatethaan kielen, pitämhään sitä vielä enämen, sannoo Monica Mæland. <text:s/></text:span></text:p>
      <text:p text:style-name="P8"/>
      <text:p text:style-name="Standard"><text:span text:style-name="T17">Komunaali- ja uuistusdepartementin pressetelefuuni</text:span></text:p>
      <text:p text:style-name="P3"/>
      <text:p text:style-name="Standard"><text:span text:style-name="T1">-----------------------------------------------------------------------------------------------------------</text:span></text:p>
      <text:p text:style-name="P2"/>
      <text:p text:style-name="P2"/>
      <text:p text:style-name="Standard"><text:span text:style-name="T3">Pressemelding</text:span></text:p>
      <text:p text:style-name="Standard"><text:span text:style-name="T1">Nr.:</text:span></text:p>
      <text:p text:style-name="Standard"><text:span text:style-name="T1">Dato: 12. april 2018</text:span></text:p>
      <text:p text:style-name="Standard"><text:span text:style-name="T1">Kontaktperson:</text:span></text:p>
      <text:p text:style-name="Standard"><text:span text:style-name="T1">Sperrefrist:</text:span></text:p>
      <text:p text:style-name="P2"/>
      <text:h text:style-name="Heading_20_1" text:outline-level="1"><text:span text:style-name="T8">Regjeringen gir støtte til tre nye kvenske språksentre </text:span></text:h>
      <text:p text:style-name="P9"/>
      <text:p text:style-name="P5"><text:span text:style-name="T16">– Et språksenter har en svært viktig funksjon for å styrke et truet språk i et lokalsamfunn. Det er derfor med glede at regjeringen nå gir tilskudd til etablering av to nye kvenske språksentre i Finnmark, som ikke har hatt slike sentre før, sier kommunal- og moderniseringsminister Monica Mæland.</text:span></text:p>
      <text:p text:style-name="P1"/>
      <text:p text:style-name="P5"><text:span text:style-name="T17">– I tillegg styrker vi arbeidet med kvensk språk i Troms med støtte til etablering av et språksenter i Kvænangen, sier Mæland. </text:span></text:p>
      <text:p text:style-name="P10"><text:soft-page-break/></text:p>
      <text:p text:style-name="P5"><text:span text:style-name="T16">2,56 millioner kroner</text:span></text:p>
      <text:p text:style-name="P5"><text:span text:style-name="T17">Over tilskuddsposten til kvensk språk og kultur blir det gitt totalt 2,56 millioner kroner til tre kvenske språksentre, i Vadsø og Porsanger i Finnmark og Kvænangen i Troms.</text:span></text:p>
      <text:p text:style-name="P10"/>
      <text:p text:style-name="P5"><text:span text:style-name="T16">Målrettet plan for kvensk språk (2017-2021)</text:span></text:p>
      <text:p text:style-name="P5"><text:span text:style-name="T17">I det kvenske miljøet har det i mange år blitt lagt ned en stor innsats for å bevare og styrke det kvenske språket. Regjeringen har fulgt opp med </text:span><text:a xlink:type="simple" xlink:href="https://www.regjeringen.no/no/dokumenter/videre-innsa/id2587416/" text:style-name="Internet_20_link" text:visited-style-name="Visited_20_Internet_20_Link"><text:span text:style-name="T9">Målrettet plan for kvensk språk (2017-2021)</text:span></text:a><text:span text:style-name="T17">.</text:span></text:p>
      <text:p text:style-name="P9"/>
      <text:p text:style-name="P5"><text:span text:style-name="T17">I tillegg til de tre nye språksentrene i Kvænangen, Porsanger og Vadsø er det fra før to kvenske språksentre i </text:span><text:a xlink:type="simple" xlink:href="http://www.spraaksenter.no" text:style-name="Internet_20_link" text:visited-style-name="Visited_20_Internet_20_Link"><text:span text:style-name="T9">Storfjord</text:span></text:a><text:span text:style-name="T17"> og </text:span><text:a xlink:type="simple" xlink:href="http://www.kvenkultursenter.no/" text:style-name="Internet_20_link" text:visited-style-name="Visited_20_Internet_20_Link"><text:span text:style-name="T9">Nordreisa</text:span></text:a><text:span text:style-name="T17">. </text:span></text:p>
      <text:p text:style-name="P9"/>
      <text:p text:style-name="P5"><text:span text:style-name="T16">Aktiviteter for voksne og barn</text:span></text:p>
      <text:p text:style-name="P5"><text:span text:style-name="T17">Arbeidet med å styrke kvensk språk er en prosess over tid. De kvenske språksentrene i Troms og Finnmark har en viktig rolle i dette arbeidet. </text:span></text:p>
      <text:p text:style-name="P9"/>
      <text:p text:style-name="P5"><text:span text:style-name="T10">Språksentrene bidrar på ulike måter til å styrke språket, avhengig av lokale forhold og behov. </text:span><text:span text:style-name="Strong"><text:span text:style-name="T12">Sentrene har gjerne aktiviteter for ulike aldersgrupper. Ofte</text:span></text:span><text:span text:style-name="Strong"><text:span text:style-name="T13"> </text:span></text:span><text:span text:style-name="T11">jobber de med voksenopplæring, bidrar til læremiddelutvikling, har ulike språk- og kulturarrangementer og kurs. Sentrene har også aktiviteter knyttet til språk og kultur rettet mot barn og unge.</text:span></text:p>
      <text:p text:style-name="P9"/>
      <text:p text:style-name="P5"><text:span text:style-name="T17">– Jeg håper de tre nye kvenske språksentrene vil inspirere flere til å lære seg språket og bidra til at de som allerede kan språket, bruker det enda mer, sier Monica Mæland. <text:s/></text:span></text:p>
      <text:p text:style-name="P2"/>
      <text:p text:style-name="P2"/>
      <text:p text:style-name="Standard"><text:span text:style-name="T1">Kommunal- og moderniseringsdepartementet sin pressetele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29cm" fo:text-align="start" style:justify-single-word="false" fo:orphans="2" fo:widows="2" style:writing-mode="lr-tb"/>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line-height="100%" fo:keep-together="always" fo:keep-with-next="always"/>
      <style:text-properties fo:font-size="15pt" fo:font-weight="bold" style:font-name-asian="F" style:font-family-generic-asian="system" style:font-pitch-asian="variable" style:font-size-asian="15pt" style:font-weight-asian="bold" style:font-name-complex="F"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f_20_og_20_dato" style:display-name="ref og dato" style:family="paragraph" style:parent-style-name="Standard" style:default-outline-level="">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Pressemelding" style:family="paragraph" style:parent-style-name="ref_20_og_20_dato" style:default-outline-level="">
      <style:text-properties fo:font-size="15pt" fo:font-weight="bold" style:font-size-asian="15pt" style:font-weight-asian="bold" style:font-weight-complex="bold"/>
    </style:style>
    <style:style style:name="Brevtittel" style:family="paragraph" style:parent-style-name="Heading_20_1" style:next-style-name="Standard" style:default-outline-level="">
      <style:paragraph-properties fo:margin-top="0.423cm" fo:margin-bottom="0.212cm" loext:contextual-spacing="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fo:color="#00000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verskrift_20_1_20_Tegn" style:display-name="Overskrift 1 Tegn" style:family="text" style:parent-style-name="Default_20_Paragraph_20_Font">
      <style:text-properties style:font-name="Arial" fo:font-family="Arial" style:font-family-generic="roman" style:font-pitch="variable" fo:font-size="15pt" fo:font-weight="bold" style:font-name-asian="F" style:font-family-generic-asian="system" style:font-pitch-asian="variable" style:font-size-asian="15pt" style:language-asian="en" style:country-asian="US" style:font-weight-asian="bold" style:font-name-complex="F" style:font-family-generic-complex="system" style:font-pitch-complex="variable" style:font-size-complex="14pt" style:font-weight-complex="bold"/>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5</meta:editing-cycles>
    <meta:print-date>2007-06-07T11:27:00</meta:print-date>
    <meta:creation-date>2018-04-11T10:40:00</meta:creation-date>
    <dc:date>2018-04-12T07:14:00</dc:date>
    <meta:editing-duration>PT2H31M</meta:editing-duration>
    <meta:generator>LibreOffice/6.4.6.2$Linux_X86_64 LibreOffice_project/40$Build-2</meta:generator>
    <meta:document-statistic meta:table-count="0" meta:image-count="1" meta:object-count="0" meta:page-count="3" meta:paragraph-count="41" meta:word-count="558" meta:character-count="4223" meta:non-whitespace-character-count="3683"/>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